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90e7c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b6591e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927978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7978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33ce2"/>
    </style:style>
    <style:style style:name="P10" style:family="paragraph" style:parent-style-name="Standard">
      <style:text-properties officeooo:paragraph-rsid="10a33ce2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1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1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a3617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officeooo:rsid="043ccc66" officeooo:paragraph-rsid="0dca2508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3" style:family="paragraph" style:parent-style-name="Standard">
      <style:text-properties officeooo:paragraph-rsid="0c819a59"/>
    </style:style>
    <style:style style:name="P24" style:family="paragraph" style:parent-style-name="Standard">
      <style:paragraph-properties fo:text-align="center" style:justify-single-word="false"/>
      <style:text-properties officeooo:paragraph-rsid="0cc50ec9"/>
    </style:style>
    <style:style style:name="P25" style:family="paragraph" style:parent-style-name="Standard">
      <style:paragraph-properties fo:text-align="center" style:justify-single-word="false"/>
      <style:text-properties officeooo:paragraph-rsid="103fc298"/>
    </style:style>
    <style:style style:name="P26" style:family="paragraph" style:parent-style-name="Standard">
      <loext:graphic-properties draw:fill-hatch-name="hatch"/>
      <style:paragraph-properties style:vertical-align="auto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officeooo:paragraph-rsid="0d1ec96e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7" style:family="paragraph" style:parent-style-name="Standard">
      <style:text-properties officeooo:paragraph-rsid="10c12052"/>
    </style:style>
    <style:style style:name="P28" style:family="paragraph" style:parent-style-name="Standard">
      <style:text-properties officeooo:paragraph-rsid="1044b2e0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officeooo:rsid="0dde9a1c" officeooo:paragraph-rsid="0dde9a1c"/>
    </style:style>
    <style:style style:name="P31" style:family="paragraph" style:parent-style-name="Standard">
      <style:text-properties officeooo:paragraph-rsid="0c8364eb"/>
    </style:style>
    <style:style style:name="P32" style:family="paragraph" style:parent-style-name="Standard">
      <style:text-properties officeooo:paragraph-rsid="10c29e23"/>
    </style:style>
    <style:style style:name="P33" style:family="paragraph" style:parent-style-name="Standard">
      <style:paragraph-properties fo:text-align="center" style:justify-single-word="false"/>
      <style:text-properties officeooo:paragraph-rsid="0db0d4d1"/>
    </style:style>
    <style:style style:name="P34" style:family="paragraph" style:parent-style-name="Standard">
      <style:text-properties officeooo:paragraph-rsid="0f9ce6c3"/>
    </style:style>
    <style:style style:name="P35" style:family="paragraph" style:parent-style-name="Standard">
      <style:text-properties officeooo:rsid="0dde9a1c" officeooo:paragraph-rsid="0f28fb61"/>
    </style:style>
    <style:style style:name="P3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 style:list-style-name="L1">
      <style:paragraph-properties fo:break-before="page"/>
      <style:text-properties officeooo:paragraph-rsid="0b0ddd8e"/>
    </style:style>
    <style:style style:name="P3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Footnote">
      <style:text-properties officeooo:paragraph-rsid="10a032f8"/>
    </style:style>
    <style:style style:name="P40" style:family="paragraph" style:parent-style-name="Footnote">
      <style:text-properties officeooo:paragraph-rsid="0f92b562"/>
    </style:style>
    <style:style style:name="P41" style:family="paragraph" style:parent-style-name="Footnote">
      <style:text-properties officeooo:paragraph-rsid="10c53c64"/>
    </style:style>
    <style:style style:name="P42" style:family="paragraph" style:parent-style-name="Standard">
      <style:text-properties officeooo:paragraph-rsid="10a49d18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45" style:family="paragraph" style:parent-style-name="Standard">
      <style:text-properties officeooo:paragraph-rsid="04f68805"/>
    </style:style>
    <style:style style:name="P46" style:family="paragraph" style:parent-style-name="Standard">
      <style:paragraph-properties fo:text-align="center" style:justify-single-word="false"/>
      <style:text-properties officeooo:paragraph-rsid="0cc5fe5b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4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50" style:family="paragraph" style:parent-style-name="Standard">
      <style:paragraph-properties fo:text-align="center" style:justify-single-word="false"/>
      <style:text-properties officeooo:paragraph-rsid="0d804757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a61c40"/>
    </style:style>
    <style:style style:name="P52" style:family="paragraph" style:parent-style-name="Footnote">
      <style:text-properties officeooo:rsid="043ccc66" officeooo:paragraph-rsid="0e5afad8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54" style:family="paragraph" style:parent-style-name="Standard">
      <style:paragraph-properties fo:text-align="center" style:justify-single-word="false"/>
      <style:text-properties officeooo:paragraph-rsid="0dce9327"/>
    </style:style>
    <style:style style:name="P55" style:family="paragraph" style:parent-style-name="Standard">
      <style:paragraph-properties fo:text-align="center" style:justify-single-word="false"/>
      <style:text-properties officeooo:paragraph-rsid="10411e41"/>
    </style:style>
    <style:style style:name="P56" style:family="paragraph" style:parent-style-name="Standard">
      <style:paragraph-properties fo:text-align="center" style:justify-single-word="false"/>
      <style:text-properties officeooo:paragraph-rsid="0cc79a2d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60" style:family="paragraph" style:parent-style-name="Standard">
      <style:text-properties officeooo:paragraph-rsid="0a0f8417"/>
    </style:style>
    <style:style style:name="P61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62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6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6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T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4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style:use-window-font-color="true" loext:opacity="0%" style:font-name="Liberation Sans" fo:font-size="12pt" fo:language="nl" fo:country="NL" style:text-underline-style="none" fo:font-weight="normal" officeooo:rsid="109809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8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19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style:text-underline-style="none" style:font-size-asian="12pt" style:font-size-complex="12pt"/>
    </style:style>
    <style:style style:name="T21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style:use-window-font-color="true" loext:opacity="0%" style:font-name="Liberation Sans" fo:font-size="12pt" fo:language="nl" fo:country="NL" style:text-underline-style="none" officeooo:rsid="109809f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5" style:family="text">
      <style:text-properties fo:color="#000000" loext:opacity="100%" style:font-name="Liberation Sans" fo:font-size="12pt" fo:language="nl" fo:country="NL" fo:font-style="normal" style:text-underline-style="none" officeooo:rsid="10b6591e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6" style:family="text">
      <style:text-properties style:font-name="Liberation Sans" fo:font-size="12pt" fo:language="nl" fo:country="NL" style:text-underline-style="none" officeooo:rsid="10a33ce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" style:family="text">
      <style:text-properties style:font-name="Liberation Sans" fo:font-size="12pt" style:text-underline-style="none" officeooo:rsid="109809f9" style:font-size-asian="12pt" style:font-size-complex="12pt"/>
    </style:style>
    <style:style style:name="T2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nl" fo:country="NL" fo:font-style="normal" fo:font-weight="normal" officeooo:rsid="10b6591e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3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8" style:family="text">
      <style:text-properties officeooo:rsid="109809f9"/>
    </style:style>
    <style:style style:name="T39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4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style:font-name="Liberation Sans" fo:font-size="12pt" fo:language="nl" fo:country="NL" fo:font-style="normal" fo:font-weight="normal" officeooo:rsid="10b4bed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4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9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0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4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5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6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7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8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5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language="nl" fo:country="NL" fo:font-style="normal" fo:font-weight="normal" officeooo:rsid="10c1205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5" style:family="text">
      <style:text-properties style:font-name="Liberation Sans" fo:font-size="12pt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8" style:family="text">
      <style:text-properties fo:color="#000000" loext:opacity="100%" style:font-name="Liberation Sans" fo:font-size="12pt" style:font-size-asian="12pt" style:font-size-complex="12pt"/>
    </style:style>
    <style:style style:name="T89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0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9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9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9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00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4" style:family="text">
      <style:text-properties officeooo:rsid="04473353"/>
    </style:style>
    <style:style style:name="T105" style:family="text">
      <style:text-properties officeooo:rsid="0f95a7a0"/>
    </style:style>
    <style:style style:name="T106" style:family="text">
      <style:text-properties officeooo:rsid="0f8f58bd"/>
    </style:style>
    <style:style style:name="T107" style:family="text">
      <style:text-properties officeooo:rsid="0aace3cd"/>
    </style:style>
    <style:style style:name="T108" style:family="text">
      <style:text-properties style:font-name="Ubuntu" fo:font-size="10pt" style:font-size-asian="10pt" style:font-size-complex="10pt"/>
    </style:style>
    <style:style style:name="T109" style:family="text">
      <style:text-properties style:font-name="Liberation Sans" fo:font-size="10pt" style:font-size-asian="10pt" style:font-size-complex="10pt"/>
    </style:style>
    <style:style style:name="T110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1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c53c6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0b5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10b042b4" style:font-size-asian="10pt" style:language-asian="nl" style:country-asian="NL" style:font-style-asian="normal" style:font-name-complex="Bitstream Vera Sans" style:font-size-complex="10pt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a7a5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d5e44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4a7a5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d33b2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d7929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31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36" style:family="text">
      <style:text-properties fo:color="#000000" loext:opacity="100%" style:font-name="Liberation Sans" fo:font-size="12pt" officeooo:rsid="106cfca8" style:font-size-asian="12pt" style:font-size-complex="12pt"/>
    </style:style>
    <style:style style:name="T137" style:family="text">
      <style:text-properties fo:color="#000000" loext:opacity="100%" style:font-name="Liberation Sans" fo:font-size="12pt" fo:font-weight="bold" officeooo:rsid="106cfca8" style:font-size-asian="12pt" style:font-weight-asian="bold" style:font-size-complex="12pt" style:font-weight-complex="bold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147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48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51" style:family="text">
      <style:text-properties officeooo:rsid="105c8aaa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e5b6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style:text-line-through-style="none" style:text-line-through-type="none" style:font-name="Liberation Sans" fo:font-size="12pt" style:text-underline-style="none" officeooo:rsid="106a9d5a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eb0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2ae5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171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7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76" style:family="text">
      <style:text-properties style:font-name="Liberation Sans" fo:font-size="12pt" style:text-underline-style="none" officeooo:rsid="00bddfbe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180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Bitstream Vera Sans" fo:font-size="10pt" style:text-underline-style="none" fo:font-weight="normal" officeooo:rsid="1061ab03" fo:background-color="transparent" loext:char-shading-value="0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84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85" style:family="text">
      <style:text-properties fo:font-size="12pt" style:font-size-asian="12pt" style:font-size-complex="12pt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2" style:family="text">
      <style:text-properties style:font-name="Liberation Sans" fo:font-size="12pt" fo:language="nl" fo:country="NL" style:text-underline-style="none" officeooo:rsid="0f0ca65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style:font-name="Liberation Sans" fo:font-size="12pt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14" style:family="text">
      <style:text-properties fo:color="#000000" loext:opacity="100%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5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4"><text:user-field-get text:name="Distro">Rocky Linux</text:user-field-get></text:span><text:span text:style-name="T5"><text:s/></text:span><text:span text:style-name="T6">Server</text:span><text:span text:style-name="T7">.</text:span></text:p>
      <text:p text:style-name="P2"/>
      <text:p text:style-name="P3"/>
      <text:p text:style-name="P4">Vul het tekstvak achter &lt;...&gt; in</text:p>
      <text:p text:style-name="P5"><text:span text:style-name="T8">&lt;</text:span><text:span text:style-name="T9">g</text:span><text:span text:style-name="T10">ebruiker</text:span><text:span text:style-name="T11">&gt;</text:span><text:span text:style-name="T12"><text:tab/><text:tab/></text:span><text:span text:style-name="T13"> <text:tab/><text:tab/></text:span><text:span text:style-name="T14"><draw:control text:anchor-type="as-char" svg:y="-0.4cm" draw:z-index="7" draw:name="Gebruiker 2" draw:style-name="gr1" draw:text-style-name="P6" svg:width="6.002cm" svg:height="0.5cm" draw:control="control6"><svg:title>Gebruiker</svg:title><svg:desc>Volledige naam, bijv. Jan Stek</svg:desc></draw:control></text:span><text:span text:style-name="T14"><text:tab/></text:span><text:span text:style-name="T15">b</text:span><text:span text:style-name="T16">ijv.</text:span><text:span text:style-name="T17"> </text:span><text:span text:style-name="T18">Karel Zimmer</text:span></text:p>
      <text:p text:style-name="P7"><text:span text:style-name="T10">&lt;</text:span><text:span text:style-name="T19">g</text:span><text:span text:style-name="T20">ebruikersnaam</text:span><text:span text:style-name="T11">&gt;</text:span><text:span text:style-name="T20"><text:tab/></text:span><text:span text:style-name="T21"><draw:control text:anchor-type="as-char" svg:y="-0.4cm" draw:z-index="8" draw:name="Gberuikersnaam 3" draw:style-name="gr1" draw:text-style-name="P6" svg:width="6.002cm" svg:height="0.5cm" draw:control="control7"><svg:title>Gebruikersnaam</svg:title><svg:desc>Korte naam, bijv. jan</svg:desc></draw:control></text:span><text:span text:style-name="T21"><text:tab/></text:span><text:span text:style-name="T22">b</text:span><text:span text:style-name="T23">ijv.</text:span><text:span text:style-name="T24"> </text:span><text:span text:style-name="T25">karel</text:span></text:p>
      <text:p text:style-name="P8"><text:span text:style-name="T10">&lt;</text:span><text:span text:style-name="T26">computernaam</text:span><text:span text:style-name="T11">&gt;</text:span><text:span text:style-name="T27"><text:tab/><text:tab/></text:span><text:span text:style-name="T20"><draw:control text:anchor-type="as-char" svg:y="-0.4cm" draw:z-index="9" draw:name="Computernaam 1" draw:style-name="gr1" draw:text-style-name="P6" svg:width="6.002cm" svg:height="0.5cm" draw:control="control8"><svg:title>Computernaam</svg:title><svg:desc>Unieke naam van de computer</svg:desc></draw:control></text:span><text:span text:style-name="T20"><text:tab/></text:span><text:span text:style-name="T28">b</text:span><text:span text:style-name="T29">ijv.</text:span><text:span text:style-name="T30"> </text:span><text:span text:style-name="T31">pc0</text:span><text:span text:style-name="T32">1</text:span></text:p>
      <text:p text:style-name="P9"><text:span text:style-name="T8">&lt;</text:span><text:span text:style-name="T9">g</text:span><text:span text:style-name="T10">ebruiker</text:span><text:span text:style-name="T11">&gt;<text:tab/></text:span><text:span text:style-name="T33"><text:tab/></text:span><text:span text:style-name="T13"> <text:tab/><text:tab/></text:span><text:span text:style-name="T14"><draw:control text:anchor-type="as-char" svg:y="-0.4cm" draw:z-index="10" draw:name="Gebruiker 3" draw:style-name="gr1" draw:text-style-name="P6" svg:width="6.002cm" svg:height="0.5cm" draw:control="control9"><svg:title>Gebruiker</svg:title><svg:desc>Volledige naam, bijv. Jan Stek</svg:desc></draw:control></text:span><text:span text:style-name="T14"><text:tab/></text:span><text:span text:style-name="T15">e</text:span><text:span text:style-name="T34">vt.</text:span><text:span text:style-name="T35"> extra gebruikers</text:span></text:p>
      <text:p text:style-name="P10"><text:span text:style-name="T8">&lt;</text:span><text:span text:style-name="T9">g</text:span><text:span text:style-name="T10">ebruikersnaam</text:span><text:span text:style-name="T11">&gt;<text:tab/></text:span><text:span text:style-name="T21"><draw:control text:anchor-type="as-char" svg:y="-0.4cm" draw:z-index="11" draw:name="Gberuikersnaam 4" draw:style-name="gr1" draw:text-style-name="P6" svg:width="6.002cm" svg:height="0.5cm" draw:control="control10"><svg:title>Gebruikersnaam</svg:title><svg:desc>Korte naam, bijv. jan</svg:desc></draw:control></text:span><text:span text:style-name="T21"><text:tab/></text:span><text:span text:style-name="T22">e</text:span><text:span text:style-name="T36">vt.</text:span><text:span text:style-name="T37"> extra gebruikers</text:span></text:p>
      <text:p text:style-name="P11"><text:span text:style-name="T38">v</text:span>ervang &lt;...&gt; in deze checklist door de waarde in het tekstvak.</text:p>
      <text:p text:style-name="P12"/>
      <text:p text:style-name="P12"/>
      <text:p text:style-name="P13"><text:span text:style-name="Strong_20_Emphasis"><text:span text:style-name="T39">Nog niet op Linux?</text:span></text:span><text:span text:style-name="T40"><text:tab/></text:span><text:span text:style-name="T41">G</text:span><text:span text:style-name="T42">ebruik </text:span><text:span text:style-name="Strong_20_Emphasis"><text:span text:style-name="T43">Checklist </text:span></text:span><text:span text:style-name="Strong_20_Emphasis"><text:span text:style-name="T44">overzetten</text:span></text:span><text:span text:style-name="T42"> op </text:span><text:a xlink:type="simple" xlink:href="https://karelzimer.nl/nl" text:style-name="Internet_20_link" text:visited-style-name="Visited_20_Internet_20_Link"><text:span text:style-name="Internet_20_link"><text:span text:style-name="T45">karelzimmer.nl/nl</text:span></text:span></text:a><text:span text:style-name="T46">.</text:span></text:p>
      <text:p text:style-name="P14"><text:span text:style-name="Strong_20_Emphasis"><text:span text:style-name="T47">Nieuwe installatie?</text:span></text:span><text:span text:style-name="T48"><text:tab/></text:span><text:span text:style-name="T49">B</text:span><text:span text:style-name="T48">egin bij hoofdstuk </text:span><text:span text:style-name="Strong_20_Emphasis"><text:span text:style-name="T47"><text:bookmark-ref text:reference-format="page" text:ref-name="__RefNumPara__4009_1271708128">2</text:bookmark-ref></text:span></text:span><text:span text:style-name="Strong_20_Emphasis"><text:span text:style-name="T47"><text:s text:c="2"/></text:span></text:span><text:span text:style-name="Strong_20_Emphasis"><text:span text:style-name="T50"><text:bookmark-ref text:reference-format="text" text:ref-name="__RefNumPara__4009_1271708128">Installatie uitvoeren</text:bookmark-ref></text:span></text:span><text:span text:style-name="T51">.</text:span></text:p>
      <text:p text:style-name="P15"/>
      <text:p text:style-name="P15"/>
      <text:list text:style-name="L1">
        <text:list-item>
          <text:p text:style-name="P16"><text:bookmark-start text:name="__RefNumPara__4083_1271708128"/>Installatie voorbereiden<text:bookmark-end text:name="__RefNumPara__4083_1271708128"/></text:p>
        </text:list-item>
      </text:list>
      <text:p text:style-name="P1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><text:span text:style-name="T52"><draw:control text:anchor-type="as-char" draw:z-index="4" draw:name="Vorm3_0" draw:style-name="gr2" draw:text-style-name="P19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2"><draw:control text:anchor-type="as-char" draw:z-index="5" draw:name="Vorm3_ 2" draw:style-name="gr2" draw:text-style-name="P19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20"><text:span text:style-name="T53">Aanmelden als </text:span><text:span text:style-name="T54">&lt;</text:span><text:span text:style-name="T55">g</text:span><text:span text:style-name="T56">ebruiker</text:span><text:span text:style-name="T57">&gt;</text:span><text:span text:style-name="T58"><text:note text:id="ftn1" text:note-class="footnote"><text:note-citation>1</text:note-citation><text:note-body><text:p text:style-name="P21"><text:span text:style-name="T59">E</text:span><text:span text:style-name="T60">v</text:span><text:span text:style-name="T61">en</text:span><text:span text:style-name="T62">t</text:span><text:span text:style-name="T63">uele </text:span><text:span text:style-name="T64">extra </text:span><text:span text:style-name="T65">gebruiker</text:span><text:span text:style-name="T66">s</text:span><text:span text:style-name="T64"> aanmelden </text:span><text:span text:style-name="T67">en dezelfde stappen uitvoeren</text:span><text:span text:style-name="T68">.</text:span></text:p></text:note-body></text:note></text:span><text:span text:style-name="T69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70"><draw:control text:anchor-type="as-char" draw:z-index="12" draw:name="Vorm4" draw:style-name="gr2" draw:text-style-name="P19" svg:width="0.35cm" svg:height="0.35cm" draw:control="control11"/></text:span></text:span></text:p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6">Typ de volgende drie opdrachten, ieder gevolgd door de Enter-toets: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7"><text:span text:style-name="User_20_Entry"><text:span text:style-name="T71">sudo dnf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8"><text:span text:style-name="User_20_Entry"><text:span text:style-name="T72">wget karelzimmer.nl/</text:span></text:span><text:span text:style-name="User_20_Entry"><text:span text:style-name="T73">getkz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8"><text:span text:style-name="User_20_Entry"><text:span text:style-name="T72">bash </text:span></text:span><text:span text:style-name="User_20_Entry"><text:span text:style-name="T74">get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7" office:value-type="string">
            <text:p text:style-name="P30"><text:span text:style-name="T75">V</text:span><text:span text:style-name="T76">olg </text:span><text:span text:style-name="T77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8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70"><draw:control text:anchor-type="as-char" draw:z-index="13" draw:name="Vorm 3" draw:style-name="gr2" draw:text-style-name="P19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70"><draw:control text:anchor-type="as-char" draw:z-index="14" draw:name="Vorm 4" draw:style-name="gr2" draw:text-style-name="P19" svg:width="0.35cm" svg:height="0.35cm" draw:control="control13"/></text:span></text:span></text:p>
          </table:table-cell>
          <table:table-cell table:style-name="_31_._5f_Installatie_5f_voorbereiden.D9" office:value-type="string">
            <text:p text:style-name="P32"><text:span text:style-name="T78">Typ, </text:span><text:span text:style-name="T79">gevolgd door de Enter-toets:</text:span><text:span text:style-name="T78"> </text:span><text:span text:style-name="User_20_Entry"><text:span text:style-name="T80">kz-menu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><text:span text:style-name="Strong_20_Emphasis"><text:span text:style-name="T81"/></text:span></text:p>
          </table:table-cell>
          <table:table-cell table:style-name="_31_._5f_Installatie_5f_voorbereiden.A1" office:value-type="string">
            <text:p text:style-name="P33"><text:span text:style-name="Strong_20_Emphasis"><text:span text:style-name="T81"/></text:span></text:p>
          </table:table-cell>
          <table:table-cell table:style-name="_31_._5f_Installatie_5f_voorbereiden.D10" office:value-type="string">
            <text:p text:style-name="P34"><text:span text:style-name="T82">Selecteer</text:span><text:span text:style-name="T77"> </text:span><text:span text:style-name="Strong_20_Emphasis"><text:span text:style-name="T83">1</text:span></text:span><text:span text:style-name="T84"> </text:span><text:span text:style-name="T85">Installatie voorbereiden</text:span><text:span text:style-name="T86">.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11" office:value-type="string">
            <text:p text:style-name="P35"><text:span text:style-name="T75">V</text:span><text:span text:style-name="T76">olg </text:span><text:span text:style-name="T77">de aanwijzingen op het scherm.</text:span></text:p>
          </table:table-cell>
        </table:table-row>
      </table:table>
      <text:p text:style-name="P36"/>
      <text:list text:continue-numbering="true" text:style-name="L1">
        <text:list-item>
          <text:p text:style-name="P37"><text:bookmark-start text:name="__RefNumPara__4009_1271708128"/><text:span text:style-name="Strong_20_Emphasis"><text:span text:style-name="T87">Installatie uitvoeren</text:span></text:span><text:bookmark-end text:name="__RefNumPara__4009_1271708128"/></text:p>
        </text:list-item>
      </text:list>
      <text:p text:style-name="P3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4" draw:style-name="gr2" draw:text-style-name="P19" svg:width="0.35cm" svg:height="0.35cm" draw:control="control22"/></text:span></text:p>
          </table:table-cell>
          <table:table-cell table:style-name="_32_._5f_Installatie_5f_uitvoeren.C1" office:value-type="string">
            <text:p text:style-name="Standard"><text:span text:style-name="T88">Start de computer op vanaf</text:span><text:span text:style-name="T88"><text:note text:id="ftn2" text:note-class="footnote"><text:note-citation>1</text:note-citation><text:note-body><text:p text:style-name="P39"><text:span text:style-name="T89">B</text:span><text:span text:style-name="T90">ootmenu/</text:span><text:span text:style-name="T89">S</text:span><text:span text:style-name="T90">etup</text:span><text:span text:style-name="T91"> via </text:span><text:span text:style-name="T92">é</text:span><text:span text:style-name="T93">é</text:span><text:span text:style-name="T89">n van de </text:span><text:span text:style-name="T94">Veelgebruikte toetsen:</text:span><text:span text:style-name="T95"> </text:span><text:span text:style-name="T96">Esc</text:span><text:span text:style-name="T95">, </text:span><text:span text:style-name="T96">Delete</text:span><text:span text:style-name="T95">, </text:span><text:span text:style-name="T96">F1</text:span><text:span text:style-name="T95">, </text:span><text:span text:style-name="T96">F2</text:span><text:span text:style-name="T95">, </text:span><text:span text:style-name="T96">F9</text:span><text:span text:style-name="T95">, </text:span><text:span text:style-name="T96">F10</text:span><text:span text:style-name="T95">, </text:span><text:span text:style-name="T96">F11</text:span><text:span text:style-name="T95">, of </text:span><text:span text:style-name="T96">F12</text:span></text:p></text:note-body></text:note></text:span><text:span text:style-name="T88"> </text:span><text:span text:style-name="T97">een </text:span><text:span text:style-name="T98"><text:user-field-get text:name="Distro">Rocky Linux</text:user-field-get></text:span><text:span text:style-name="T99"><text:s/></text:span><text:span text:style-name="T100">Server</text:span><text:span text:style-name="T101"> </text:span><text:span text:style-name="T102">L</text:span><text:span text:style-name="T103">ive</text:span><text:span text:style-name="T103"><text:note text:id="ftn3" text:note-class="footnote"><text:note-citation>2</text:note-citation><text:note-body><text:p text:style-name="P40"><text:span text:style-name="T104">Vanaf ee</text:span>n <text:span text:style-name="T105">L</text:span>ive <text:span text:style-name="T106">USB</text:span><text:span text:style-name="T107">-stick</text:span><text:span text:style-name="T108"> </text:span>kunt <text:span text:style-name="T104">u opstarten en</text:span> <text:span text:style-name="T109">met </text:span><text:span text:style-name="T110"><text:user-field-get text:name="Distro">Rocky Linux</text:user-field-get></text:span><text:span text:style-name="T110"><text:s/></text:span>werken zonder enige bestanden op de harde schijf te wijzigen en maakt ook installatie van <text:span text:style-name="T110"><text:user-field-get text:name="Distro">Rocky Linux</text:user-field-get></text:span><text:span text:style-name="T110"><text:s/></text:span>mogelijk.</text:p></text:note-body></text:note></text:span><text:span text:style-name="T103"> </text:span><text:span text:style-name="T111">USB</text:span><text:span text:style-name="T112">-stick</text:span><text:span text:style-name="T112"><text:note text:id="ftn4" text:note-class="footnote"><text:note-citation>3</text:note-citation><text:note-body><text:p text:style-name="P41"><text:span text:style-name="T113">G</text:span><text:span text:style-name="T113">a </text:span><text:span text:style-name="T113">n</text:span><text:span text:style-name="T113">a</text:span><text:span text:style-name="T113">a</text:span><text:span text:style-name="T113">r </text:span><text:a xlink:type="simple" xlink:href="https://rockylinux.org/" text:style-name="Internet_20_link" text:visited-style-name="Visited_20_Internet_20_Link"><text:span text:style-name="Strong_20_Emphasis"><text:span text:style-name="T114">rockylinux.org</text:span></text:span></text:a><text:span text:style-name="T113"> </text:span><text:span text:style-name="T113">e</text:span><text:span text:style-name="T113">n </text:span><text:span text:style-name="T113">d</text:span><text:span text:style-name="T115">ownload </text:span><text:span text:style-name="T116">een </text:span><text:span text:style-name="Sterk_20_accent_20_voetnoot"><text:span text:style-name="T117">Rocky Linux </text:span></text:span><text:span text:style-name="Sterk_20_accent_20_voetnoot"><text:span text:style-name="T118">Default Image</text:span></text:span><text:span text:style-name="Sterk_20_accent_20_voetnoot"><text:span text:style-name="T117"> </text:span></text:span><text:span text:style-name="Sterk_20_accent_20_voetnoot"><text:span text:style-name="T119">DVD ISO</text:span></text:span><text:span text:style-name="T120">.</text:span><text:span text:style-name="Strong_20_Emphasis"><text:span text:style-name="T121"><text:line-break/></text:span></text:span><text:span text:style-name="Strong_20_Emphasis"><text:span text:style-name="T122">O</text:span></text:span><text:span text:style-name="Strong_20_Emphasis"><text:span text:style-name="T123">p </text:span></text:span><text:a xlink:type="simple" xlink:href="https://karelzimmer.nl/" text:style-name="Internet_20_link" text:visited-style-name="Visited_20_Internet_20_Link"><text:span text:style-name="Strong_20_Emphasis"><text:span text:style-name="T124">karelzimmer.nl</text:span></text:span></text:a><text:span text:style-name="Strong_20_Emphasis"><text:span text:style-name="T123">, </text:span></text:span><text:span text:style-name="Strong_20_Emphasis"><text:span text:style-name="T122">onder </text:span></text:span><text:span text:style-name="Strong_20_Emphasis"><text:span text:style-name="T125">Linux!</text:span></text:span><text:span text:style-name="Strong_20_Emphasis"><text:span text:style-name="T122">, </text:span></text:span><text:span text:style-name="Strong_20_Emphasis"><text:span text:style-name="T126">boven</text:span></text:span><text:span text:style-name="Strong_20_Emphasis"><text:span text:style-name="T127">aan de</text:span></text:span><text:span text:style-name="Strong_20_Emphasis"><text:span text:style-name="T126"> </text:span></text:span><text:span text:style-name="Strong_20_Emphasis"><text:span text:style-name="T125">Linux info</text:span></text:span><text:span text:style-name="Strong_20_Emphasis"><text:span text:style-name="T122">, vindt u instructies voor het maken van een opstartbare USB-stick.</text:span></text:span></text:p></text:note-body></text:note></text:span><text:span text:style-name="T12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82">Selecteer</text:span><text:span text:style-name="T129"> </text:span><text:span text:style-name="Strong_20_Emphasis"><text:span text:style-name="T130">Install </text:span></text:span><text:span text:style-name="Strong_20_Emphasis"><text:span text:style-name="T131"><text:user-field-get text:name="Distro">Rocky Linux</text:user-field-get></text:span></text:span><text:span text:style-name="Strong_20_Emphasis"><text:span text:style-name="T132"><text:s/></text:span></text:span><text:span text:style-name="T133">en druk op de </text:span><text:span text:style-name="T134">Enter</text:span><text:span text:style-name="T79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135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1" draw:style-name="gr2" draw:text-style-name="P19" svg:width="0.35cm" svg:height="0.35cm" draw:control="control26"/></text:span></text:p>
          </table:table-cell>
          <table:table-cell table:style-name="_32_._5f_Installatie_5f_uitvoeren.C1" office:value-type="string">
            <text:p text:style-name="Standard"><text:span text:style-name="T136">Maak verbinding met het </text:span><text:span text:style-name="T137">netwerk</text:span><text:span text:style-name="T136">; essentieel voor taalinstelling en softwareselectie</text:span><text:span text:style-name="T7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2" draw:text-style-name="P19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138">Bij</text:span><text:span text:style-name="T139"> </text:span><text:span text:style-name="Strong_20_Emphasis"><text:span text:style-name="T140">WELCOME TO ROCKY LINUX</text:span></text:span><text:span text:style-name="T141"> select</text:span><text:span text:style-name="T142">eer</text:span><text:span text:style-name="T143"> </text:span><text:span text:style-name="Strong_20_Emphasis"><text:span text:style-name="T144">Nederlands</text:span></text:span><text:span text:style-name="T143"> en klik</text:span><text:span text:style-name="T145"> </text:span><text:span text:style-name="T143">op</text:span><text:span text:style-name="T146"> </text:span><text:span text:style-name="Strong_20_Emphasis"><text:span text:style-name="T147">Doorgaan</text:span></text:span><text:span text:style-name="T14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9" draw:name="Vorm 10" draw:style-name="gr2" draw:text-style-name="P19" svg:width="0.35cm" svg:height="0.35cm" draw:control="control18"/></text:span></text:p>
          </table:table-cell>
          <table:table-cell table:style-name="_32_._5f_Installatie_5f_uitvoeren.C9" office:value-type="string">
            <text:p text:style-name="Standard"><text:span text:style-name="T148">Onder</text:span><text:span text:style-name="T149"> </text:span><text:span text:style-name="Strong_20_Emphasis"><text:span text:style-name="T148">GEBRUIKERSINSTELLINGEN </text:span></text:span><text:span text:style-name="T148">klik op </text:span><text:span text:style-name="T150">Gebruiker aanmaken</text:span><text:span text:style-name="T14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P42"><text:span text:style-name="T151">Vul in </text:span><text:span text:style-name="Strong_20_Emphasis"><text:span text:style-name="T152">Volledige naam</text:span></text:span><text:span text:style-name="T153"> </text:span><text:span text:style-name="T8">&lt;</text:span><text:span text:style-name="T9">g</text:span><text:span text:style-name="T10">ebruiker</text:span><text:span text:style-name="T11">&gt;</text:span><text:span text:style-name="T154">, <text:line-break/></text:span><text:span text:style-name="Strong_20_Emphasis"><text:span text:style-name="T152">Gebruikersnaam</text:span></text:span><text:span text:style-name="T153"> &lt;</text:span><text:span text:style-name="T155">gebruikersnaam&gt;</text:span><text:span text:style-name="T153">,</text:span></text:p>
            <text:p text:style-name="Standard"><text:span text:style-name="T156">vink aan </text:span><text:span text:style-name="Strong_20_Emphasis"><text:span text:style-name="T157">Maak deze gebruiker beheerde</text:span></text:span><text:span text:style-name="T158">r</text:span><text:span text:style-name="T156">,</text:span></text:p>
            <text:p text:style-name="Standard"><text:span text:style-name="T159">g</text:span><text:span text:style-name="T156">eef tweemaal een </text:span><text:span text:style-name="Strong_20_Emphasis"><text:span text:style-name="T152">wachtwoord</text:span></text:span><text:span text:style-name="T156"> </text:span><text:span text:style-name="T160">en k</text:span><text:span text:style-name="T156">lik op </text:span><text:span text:style-name="Strong_20_Emphasis"><text:span text:style-name="T158">Klaar</text:span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0" draw:name="Vorm 2" draw:style-name="gr2" draw:text-style-name="P19" svg:width="0.35cm" svg:height="0.35cm" draw:control="control19"/></text:span></text:p>
          </table:table-cell>
          <table:table-cell table:style-name="_32_._5f_Installatie_5f_uitvoeren.C9" office:value-type="string">
            <text:p text:style-name="Standard"><text:span text:style-name="T161">O</text:span><text:span text:style-name="T148">nder </text:span><text:span text:style-name="T150">SYSTEEM</text:span><text:span text:style-name="T148"> </text:span><text:span text:style-name="T161">klik </text:span><text:span text:style-name="T148">op </text:span><text:span text:style-name="T150">Installatiebestemming</text:span><text:span text:style-name="Strong_20_Emphasis"><text:span text:style-name="T162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><text:span text:style-name="T163">Controleer </text:span><text:span text:style-name="T164">de </text:span><text:span text:style-name="T165">Apparaatselectie </text:span><text:span text:style-name="T163">en klik op </text:span><text:span text:style-name="T166">Klaar</text:span><text:span text:style-name="T16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12" draw:style-name="gr2" draw:text-style-name="P19" svg:width="0.35cm" svg:height="0.35cm" draw:control="control20"/></text:span></text:p>
          </table:table-cell>
          <table:table-cell table:style-name="_32_._5f_Installatie_5f_uitvoeren.C9" office:value-type="string">
            <text:p text:style-name="Standard"><text:span text:style-name="T161">O</text:span><text:span text:style-name="T148">nder </text:span><text:span text:style-name="T150">SYSTEEM</text:span><text:span text:style-name="T148"> </text:span><text:span text:style-name="T161">klik </text:span><text:span text:style-name="T148">op </text:span><text:span text:style-name="T150">Netwerk &amp; hostnaam</text:span><text:span text:style-name="Strong_20_Emphasis"><text:span text:style-name="T162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167">Verplaats</text:span><text:span text:style-name="T168"> </text:span><text:span text:style-name="T169">de </text:span><text:span text:style-name="T168">schuif</text:span><text:span text:style-name="T169">regelaar</text:span><text:span text:style-name="T168"> achter de netwerkadapter </text:span><text:span text:style-name="T169">van </text:span><text:span text:style-name="T170">UIT</text:span><text:span text:style-name="T169"> naar</text:span><text:span text:style-name="T168"> </text:span><text:span text:style-name="T171">AAN</text:span><text:span text:style-name="T16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172">V</text:span><text:span text:style-name="T173">ul </text:span><text:span text:style-name="T174">in </text:span><text:span text:style-name="Strong_20_Emphasis"><text:span text:style-name="T168">Hostnaam</text:span></text:span><text:span text:style-name="T175"> &lt;</text:span><text:span text:style-name="T176">computernaam&gt;</text:span><text:span text:style-name="T177"> </text:span><text:span text:style-name="T178">en klik op </text:span><text:span text:style-name="Strong_20_Emphasis"><text:span text:style-name="T171">Toepassen</text:span></text:span><text:span text:style-name="T17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168">K</text:span><text:span text:style-name="T148">lik op </text:span><text:span text:style-name="T150">Klaar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" draw:style-name="gr2" draw:text-style-name="P19" svg:width="0.35cm" svg:height="0.35cm" draw:control="control21"/></text:span></text:p>
          </table:table-cell>
          <table:table-cell table:style-name="_32_._5f_Installatie_5f_uitvoeren.C17" office:value-type="string">
            <text:p text:style-name="Standard"><text:span text:style-name="T161">O</text:span><text:span text:style-name="T148">nder </text:span><text:span text:style-name="T150">SOFTWARE</text:span><text:span text:style-name="T148"> </text:span><text:span text:style-name="T161">klik </text:span><text:span text:style-name="T148">op </text:span><text:span text:style-name="T179">Software selectie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><text:span text:style-name="T180">Selecteer </text:span><text:span text:style-name="T179">Server</text:span><text:span text:style-name="T180"> en klik op </text:span><text:span text:style-name="T179">Klaar</text:span><text:span text:style-name="T18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5" draw:style-name="gr2" draw:text-style-name="P19" svg:width="0.35cm" svg:height="0.35cm" draw:control="control23"/></text:span></text:p>
          </table:table-cell>
          <table:table-cell table:style-name="_32_._5f_Installatie_5f_uitvoeren.C24" office:value-type="string">
            <text:p text:style-name="Standard"><text:span text:style-name="T182">Klik op </text:span><text:span text:style-name="Strong_20_Emphasis"><text:span text:style-name="T183">Begin installatie</text:span>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4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2" draw:text-style-name="P19" svg:width="0.35cm" svg:height="0.35cm" draw:control="control25"/></text:span></text:p>
          </table:table-cell>
          <table:table-cell table:style-name="_32_._5f_Installatie_5f_uitvoeren.C26" office:value-type="string">
            <text:p text:style-name="Standard">Klik op <text:span text:style-name="T184">Systeem herstarten</text:span><text:span text:style-name="T185">.</text:span></text:p>
          </table:table-cell>
        </table:table-row>
      </table:table>
      <text:p text:style-name="P43"><text:span text:style-name="Strong_20_Emphasis"><text:span text:style-name="T186"/></text:span></text:p>
      <text:list text:continue-numbering="true" text:style-name="L1">
        <text:list-item>
          <text:p text:style-name="P44"><text:span text:style-name="Strong_20_Emphasis"><text:span text:style-name="T187">Installatie </text:span></text:span><text:span text:style-name="Strong_20_Emphasis"><text:span text:style-name="T188">afronden</text:span></text:span></text:p>
        </text:list-item>
      </text:list>
      <text:p text:style-name="P45"><text:span text:style-name="Strong_20_Emphasis"><text:span text:style-name="T18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><text:span text:style-name="Strong_20_Emphasis"><text:span text:style-name="T70"><draw:control text:anchor-type="as-char" draw:z-index="2" draw:name="Vorm24" draw:style-name="gr2" draw:text-style-name="P19" svg:width="0.35cm" svg:height="0.35cm" draw:control="control1"/></text:span></text:span></text:p>
          </table:table-cell>
          <table:table-cell table:style-name="_33_._5f_Installatie_5f_afronden.C1" office:value-type="string">
            <text:p text:style-name="Standard"><text:span text:style-name="T189">Aanmelden als </text:span><text:span text:style-name="T190">&lt;</text:span><text:span text:style-name="T191">g</text:span><text:span text:style-name="T192">ebruiker</text:span><text:span text:style-name="T193">&gt;</text:span><text:span text:style-name="T189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><text:span text:style-name="Strong_20_Emphasis"><text:span text:style-name="T70"><draw:control text:anchor-type="as-char" draw:z-index="15" draw:name="Vorm 5" draw:style-name="gr2" draw:text-style-name="P19" svg:width="0.35cm" svg:height="0.35cm" draw:control="control14"/></text:span></text:span></text:p>
          </table:table-cell>
          <table:table-cell table:style-name="_33_._5f_Installatie_5f_afronden.C3" office:value-type="string">
            <text:p text:style-name="P26">Typ de volgende drie opdrachten, ieder gevolgd door de Enter-toets: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3" office:value-type="string">
            <text:p text:style-name="P27"><text:span text:style-name="User_20_Entry"><text:span text:style-name="T71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3" office:value-type="string">
            <text:p text:style-name="P28"><text:span text:style-name="User_20_Entry"><text:span text:style-name="T72">wget karelzimmer.nl/</text:span></text:span><text:span text:style-name="User_20_Entry"><text:span text:style-name="T73">getkz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3" office:value-type="string">
            <text:p text:style-name="P28"><text:span text:style-name="User_20_Entry"><text:span text:style-name="T72">bash </text:span></text:span><text:span text:style-name="User_20_Entry"><text:span text:style-name="T74">getkz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7" office:value-type="string">
            <text:p text:style-name="Standard"><text:span text:style-name="T75">V</text:span><text:span text:style-name="T76">olg </text:span><text:span text:style-name="T77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8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25"><text:span text:style-name="Strong_20_Emphasis"><text:span text:style-name="T70"><draw:control text:anchor-type="as-char" draw:z-index="16" draw:name="Vorm 7" draw:style-name="gr2" draw:text-style-name="P19" svg:width="0.35cm" svg:height="0.35cm" draw:control="control15"/></text:span></text:span></text:p>
          </table:table-cell>
          <table:table-cell table:style-name="_33_._5f_Installatie_5f_afronden.C9" office:value-type="string">
            <text:p text:style-name="P32"><text:span text:style-name="T78">Typ, </text:span><text:span text:style-name="T79">gevolgd door de Enter-toets:</text:span><text:span text:style-name="T78"> </text:span><text:span text:style-name="User_20_Entry"><text:span text:style-name="T80">kz-menu</text:span>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><text:span text:style-name="Strong_20_Emphasis"><text:span text:style-name="T81"/></text:span></text:p>
          </table:table-cell>
          <table:table-cell table:style-name="_33_._5f_Installatie_5f_afronden.C10" office:value-type="string">
            <text:p text:style-name="Standard"><text:span text:style-name="T82">Selecteer</text:span><text:span text:style-name="T194"> </text:span><text:span text:style-name="Strong_20_Emphasis"><text:span text:style-name="T195">3</text:span></text:span><text:span text:style-name="T196"> </text:span><text:span text:style-name="T197">Installatie</text:span><text:span text:style-name="T198"> </text:span><text:span text:style-name="T199">afronden</text:span><text:span text:style-name="T86">.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/>
          </table:table-cell>
          <table:table-cell table:style-name="_33_._5f_Installatie_5f_afronden.C11" office:value-type="string">
            <text:p text:style-name="Standard"><text:span text:style-name="T75">V</text:span><text:span text:style-name="T76">olg </text:span><text:span text:style-name="T77">de aanwijzingen op het scherm.</text:span></text:p>
          </table:table-cell>
        </table:table-row>
      </table:table>
      <text:p text:style-name="P45"><text:span text:style-name="Strong_20_Emphasis"><text:span text:style-name="T189"/></text:span></text:p>
      <text:list text:continue-numbering="true" text:style-name="L1">
        <text:list-item>
          <text:p text:style-name="P48"><text:span text:style-name="Strong_20_Emphasis"><text:span text:style-name="T200">Gebruiker inrichten</text:span></text:span></text:p>
        </text:list-item>
      </text:list>
      <text:p text:style-name="P4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0"><text:span text:style-name="T70"><draw:control text:anchor-type="as-char" draw:z-index="3" draw:name="Vorm40_0" draw:style-name="gr2" draw:text-style-name="P19" svg:width="0.35cm" svg:height="0.35cm" draw:control="control2"/></text:span></text:p>
          </table:table-cell>
          <table:table-cell table:style-name="Tabel2.A1" office:value-type="string">
            <text:p text:style-name="P50"><text:span text:style-name="T70"><draw:control text:anchor-type="as-char" draw:z-index="6" draw:name="Vorm40_ 1" draw:style-name="gr2" draw:text-style-name="P19" svg:width="0.35cm" svg:height="0.35cm" draw:control="control5"/></text:span></text:p>
          </table:table-cell>
          <table:table-cell table:style-name="Tabel2.D1" office:value-type="string">
            <text:p text:style-name="P51"><text:span text:style-name="T189">Aanmelden als </text:span><text:span text:style-name="T190">&lt;</text:span><text:span text:style-name="T191">g</text:span><text:span text:style-name="T192">ebruiker</text:span><text:span text:style-name="T193">&gt;</text:span><text:span text:style-name="T201"><text:note text:id="ftn5" text:note-class="footnote"><text:note-citation>1</text:note-citation><text:note-body><text:p text:style-name="P52"><text:span text:style-name="T202">E</text:span><text:span text:style-name="T203">ventuele extra </text:span><text:span text:style-name="T204">gebruiker</text:span><text:span text:style-name="T205">s</text:span><text:span text:style-name="T203"> aanmelden en dezelfde stappen uitvoeren.</text:span></text:p></text:note-body></text:note></text:span><text:span text:style-name="T189">.</text:span></text:p>
          </table:table-cell>
        </table:table-row>
        <table:table-row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0"/>
          </table:table-cell>
          <table:table-cell table:style-name="Tabel2.D2" office:value-type="string">
            <text:p text:style-name="P53"/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5"><text:span text:style-name="T70"><draw:control text:anchor-type="as-char" draw:z-index="17" draw:name="Vorm 8" draw:style-name="gr2" draw:text-style-name="P19" svg:width="0.35cm" svg:height="0.35cm" draw:control="control16"/></text:span></text:p>
          </table:table-cell>
          <table:table-cell table:style-name="Tabel2.A1" office:value-type="string">
            <text:p text:style-name="P55"><text:span text:style-name="T70"><draw:control text:anchor-type="as-char" draw:z-index="18" draw:name="Vorm 9" draw:style-name="gr2" draw:text-style-name="P19" svg:width="0.35cm" svg:height="0.35cm" draw:control="control17"/></text:span></text:p>
          </table:table-cell>
          <table:table-cell table:style-name="Tabel2.D3" office:value-type="string">
            <text:p text:style-name="P32"><text:span text:style-name="T78">Typ, </text:span><text:span text:style-name="T79">gevolgd door de Enter-toets:</text:span><text:span text:style-name="T78"> </text:span><text:span text:style-name="User_20_Entry"><text:span text:style-name="T80">kz-menu</text:span></text:span></text:p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D4" office:value-type="string">
            <text:p text:style-name="P57"><text:span text:style-name="T82">Selecteer</text:span><text:span text:style-name="T194"> </text:span><text:span text:style-name="Strong_20_Emphasis"><text:span text:style-name="T195">4</text:span></text:span><text:span text:style-name="T196"> </text:span><text:span text:style-name="T206">Gebruiker inrichten</text:span><text:span text:style-name="T86">.</text:span></text:p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D5" office:value-type="string">
            <text:p text:style-name="P58"><text:span text:style-name="T75">V</text:span><text:span text:style-name="T76">olg </text:span><text:span text:style-name="T77">de aanwijzingen op het scherm.</text:span></text:p>
          </table:table-cell>
        </table:table-row>
      </table:table>
      <text:p text:style-name="P59"><text:span text:style-name="T207"/></text:p>
      <text:p text:style-name="P60"/>
      <text:p text:style-name="P61"><text:span text:style-name="T208">E</text:span><text:span text:style-name="T209">inde c</text:span><text:span text:style-name="T210">hecklist, </text:span><text:span text:style-name="T211">d</text:span><text:span text:style-name="T210">e installatie van </text:span><text:span text:style-name="T212"><text:user-field-get text:name="Distro">Rocky Linux</text:user-field-get></text:span><text:span text:style-name="T213"><text:s/></text:span><text:span text:style-name="T214">Server</text:span><text:span text:style-name="T215"> </text:span><text:span text:style-name="T210">is voltooid.</text:span></text:p>
      <text:p text:style-name="P62"/>
      <text:list text:style-name="L2">
        <text:list-header>
          <text:p text:style-name="P63"><text:span text:style-name="T216">Geschreven door </text:span><text:a xlink:type="simple" xlink:href="mailto:info@karelzimmer.nl?subject=Checklist%20installatie%20Linux" text:style-name="Internet_20_link" text:visited-style-name="Visited_20_Internet_20_Link"><text:span text:style-name="T217">Karel Zimmer</text:span></text:a><text:span text:style-name="T218">.</text:span></text:p>
          <text:p text:style-name="P64"><text:span text:style-name="T219">Licentie </text:span><text:span text:style-name="T218">C</text:span><text:span text:style-name="T220">C0</text:span><text:span text:style-name="T218"> 1.0 </text:span><text:span text:style-name="T221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21"><text:s/></text:span><text:span text:style-name="T221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21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Rocky-Linux-server</text:file-name></text:span><text:span text:style-name="MT2"><text:tab/><text:tab/></text:span><text:span text:style-name="MT1"><text:date style:data-style-name="N36" text:date-value="2025-10-17T08:24:30.005389326">17-10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17T08:24:29.923872365</dc:date>
    <meta:keyword>Installatie</meta:keyword>
    <meta:keyword>Checklist</meta:keyword>
    <meta:keyword>Linux</meta:keyword>
    <meta:editing-cycles>7003</meta:editing-cycles>
    <meta:editing-duration>P12DT15H33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86" meta:word-count="429" meta:character-count="2980" meta:non-whitespace-character-count="2601"/>
    <meta:user-defined meta:name="Info 1"/>
    <meta:user-defined meta:name="Info 2"/>
    <meta:user-defined meta:name="Info 3"/>
    <meta:user-defined meta:name="Info 4"/>
  </office:meta>
</office:document-meta>
</file>